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>
      <style:text-properties officeooo:rsid="001975ce" officeooo:paragraph-rsid="001975ce"/>
    </style:style>
    <style:style style:name="P3" style:family="paragraph" style:parent-style-name="Standard">
      <style:text-properties officeooo:rsid="001975ce" officeooo:paragraph-rsid="001975ce" fo:background-color="#fff200"/>
    </style:style>
    <style:style style:name="P4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4cb0d" officeooo:paragraph-rsid="0014cb0d"/>
    </style:style>
    <style:style style:name="P6" style:family="paragraph" style:parent-style-name="Standard">
      <style:text-properties fo:font-style="italic" fo:font-weight="bold" officeooo:rsid="00174317" officeooo:paragraph-rsid="0014cb0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T1" style:family="text">
      <style:text-properties officeooo:rsid="00197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itive Space Station Transmitter Control</text:p>
      <text:p text:style-name="P1">http://oresat.org/pub/<text:span text:style-name="T1">positive_space_station_transmitter_control</text:span>.pdf</text:p>
      <text:p text:style-name="P1">5-Dec-2019</text:p>
      <text:p text:style-name="P1"/>
      <text:p text:style-name="P6">Note:</text:p>
      <text:p text:style-name="P4">This is a preliminary document for the most part because the OreSat software development team is currently working on this aspect of the project.</text:p>
      <text:p text:style-name="P4">20-Dec-2019</text:p>
      <text:p text:style-name="P1"/>
      <text:p text:style-name="P1"/>
      <text:p text:style-name="P3">[IARU 5b]</text:p>
      <text:p text:style-name="P2"/>
      <text:p text:style-name="P1">Positive space station transmitter control.</text:p>
      <text:p text:style-name="P1">Explain how telecommand stations will turn off the space station transmitter(s) immediately, even in the presence of user traffic and/or space station computer system failure.</text:p>
      <text:p text:style-name="P1"/>
      <text:p text:style-name="P1"/>
      <text:p text:style-name="P1"/>
      <text:p text:style-name="P1">Positive transmitter control is achieved through a dedicated receiver and frequency for telecommand, augmented with a watchdog on the receiver, and time out timer on the transmitter. The transmitter time out timer functions without use of any onboard transceiver functions or CPU interaction.</text:p>
      <text:p text:style-name="P1"/>
      <text:p text:style-name="P1">See:</text:p>
      <text:p text:style-name="P1"><text:a xlink:type="simple" xlink:href="http://oresat.org/pub/positive_space_station_transmitter_control.pdf" text:style-name="Internet_20_link" text:visited-style-name="Visited_20_Internet_20_Link">http://oresat.org/pub/positive_space_station_transmitter_control.pdf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45:49.790778807</meta:creation-date>
    <dc:date>2019-12-20T13:19:51.454637903</dc:date>
    <meta:editing-duration>PT6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10" meta:character-count="872" meta:non-whitespace-character-count="774"/>
  </office:meta>
</office:document-meta>
</file>